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5 年 6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9528" calcext:value-type="float">
            <text:p><text:s text:c="3"/>79,528</text:p>
          </table:table-cell>
          <table:table-cell table:style-name="ce35" office:value-type="float" office:value="3014" calcext:value-type="float">
            <text:p><text:s text:c="3"/>3,014</text:p>
          </table:table-cell>
          <table:table-cell table:style-name="ce35" office:value-type="float" office:value="7958" calcext:value-type="float">
            <text:p><text:s text:c="3"/>7,958</text:p>
          </table:table-cell>
          <table:table-cell table:style-name="ce35" office:value-type="float" office:value="6436" calcext:value-type="float">
            <text:p><text:s text:c="3"/>6,436</text:p>
          </table:table-cell>
          <table:table-cell table:style-name="ce35" office:value-type="float" office:value="2646" calcext:value-type="float">
            <text:p><text:s text:c="3"/>2,646</text:p>
          </table:table-cell>
          <table:table-cell table:style-name="ce35" office:value-type="float" office:value="2852" calcext:value-type="float">
            <text:p><text:s text:c="3"/>2,852</text:p>
          </table:table-cell>
          <table:table-cell table:style-name="ce35" office:value-type="float" office:value="1768" calcext:value-type="float">
            <text:p><text:s text:c="3"/>1,768</text:p>
          </table:table-cell>
          <table:table-cell table:style-name="ce35" office:value-type="float" office:value="2581" calcext:value-type="float">
            <text:p><text:s text:c="3"/>2,581</text:p>
          </table:table-cell>
          <table:table-cell table:style-name="ce35" office:value-type="float" office:value="8183" calcext:value-type="float">
            <text:p><text:s text:c="3"/>8,183</text:p>
          </table:table-cell>
          <table:table-cell table:style-name="ce35" office:value-type="float" office:value="481" calcext:value-type="float">
            <text:p><text:s text:c="3"/>48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3811" calcext:value-type="float">
            <text:p><text:s text:c="3"/>3,811</text:p>
          </table:table-cell>
          <table:table-cell table:style-name="ce35" office:value-type="float" office:value="37909" calcext:value-type="float">
            <text:p><text:s text:c="3"/>37,909</text:p>
          </table:table-cell>
          <table:table-cell table:style-name="ce35" office:value-type="float" office:value="1872" calcext:value-type="float">
            <text:p><text:s text:c="3"/>1,872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7482" calcext:value-type="float">
            <text:p><text:s text:c="3"/>77,482</text:p>
          </table:table-cell>
          <table:table-cell table:style-name="ce35" office:value-type="float" office:value="2815" calcext:value-type="float">
            <text:p><text:s text:c="3"/>2,815</text:p>
          </table:table-cell>
          <table:table-cell table:style-name="ce35" office:value-type="float" office:value="6929" calcext:value-type="float">
            <text:p><text:s text:c="3"/>6,929</text:p>
          </table:table-cell>
          <table:table-cell table:style-name="ce35" office:value-type="float" office:value="5226" calcext:value-type="float">
            <text:p><text:s text:c="3"/>5,226</text:p>
          </table:table-cell>
          <table:table-cell table:style-name="ce35" office:value-type="float" office:value="4935" calcext:value-type="float">
            <text:p><text:s text:c="3"/>4,935</text:p>
          </table:table-cell>
          <table:table-cell table:style-name="ce35" office:value-type="float" office:value="3767" calcext:value-type="float">
            <text:p><text:s text:c="3"/>3,767</text:p>
          </table:table-cell>
          <table:table-cell table:style-name="ce35" office:value-type="float" office:value="1800" calcext:value-type="float">
            <text:p><text:s text:c="3"/>1,800</text:p>
          </table:table-cell>
          <table:table-cell table:style-name="ce35" office:value-type="float" office:value="2733" calcext:value-type="float">
            <text:p><text:s text:c="3"/>2,733</text:p>
          </table:table-cell>
          <table:table-cell table:style-name="ce35" office:value-type="float" office:value="7058" calcext:value-type="float">
            <text:p><text:s text:c="3"/>7,058</text:p>
          </table:table-cell>
          <table:table-cell table:style-name="ce35" office:value-type="float" office:value="457" calcext:value-type="float">
            <text:p><text:s text:c="3"/>457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811" calcext:value-type="float">
            <text:p><text:s text:c="3"/>3,811</text:p>
          </table:table-cell>
          <table:table-cell table:style-name="ce35" office:value-type="float" office:value="37909" calcext:value-type="float">
            <text:p><text:s text:c="3"/>37,909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9" office:value-type="float" office:value="2046" calcext:value-type="float">
            <text:p><text:s text:c="3"/>2,04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6143" calcext:value-type="float">
            <text:p><text:s text:c="3"/>36,143</text:p>
          </table:table-cell>
          <table:table-cell table:style-name="ce35" office:value-type="float" office:value="1355" calcext:value-type="float">
            <text:p><text:s text:c="3"/>1,355</text:p>
          </table:table-cell>
          <table:table-cell table:style-name="ce35" office:value-type="float" office:value="3739" calcext:value-type="float">
            <text:p><text:s text:c="3"/>3,739</text:p>
          </table:table-cell>
          <table:table-cell table:style-name="ce35" office:value-type="float" office:value="3006" calcext:value-type="float">
            <text:p><text:s text:c="3"/>3,006</text:p>
          </table:table-cell>
          <table:table-cell table:style-name="ce35" office:value-type="float" office:value="1211" calcext:value-type="float">
            <text:p><text:s text:c="3"/>1,211</text:p>
          </table:table-cell>
          <table:table-cell table:style-name="ce35" office:value-type="float" office:value="1280" calcext:value-type="float">
            <text:p><text:s text:c="3"/>1,280</text:p>
          </table:table-cell>
          <table:table-cell table:style-name="ce35" office:value-type="float" office:value="795" calcext:value-type="float">
            <text:p><text:s text:c="3"/>795</text:p>
          </table:table-cell>
          <table:table-cell table:style-name="ce35" office:value-type="float" office:value="1230" calcext:value-type="float">
            <text:p><text:s text:c="3"/>1,230</text:p>
          </table:table-cell>
          <table:table-cell table:style-name="ce35" office:value-type="float" office:value="3872" calcext:value-type="float">
            <text:p><text:s text:c="3"/>3,872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691" calcext:value-type="float">
            <text:p><text:s text:c="3"/>1,691</text:p>
          </table:table-cell>
          <table:table-cell table:style-name="ce35" office:value-type="float" office:value="17312" calcext:value-type="float">
            <text:p><text:s text:c="3"/>17,312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35659" calcext:value-type="float">
            <text:p><text:s text:c="3"/>35,659</text:p>
          </table:table-cell>
          <table:table-cell table:style-name="ce35" office:value-type="float" office:value="1257" calcext:value-type="float">
            <text:p><text:s text:c="3"/>1,257</text:p>
          </table:table-cell>
          <table:table-cell table:style-name="ce35" office:value-type="float" office:value="3215" calcext:value-type="float">
            <text:p><text:s text:c="3"/>3,215</text:p>
          </table:table-cell>
          <table:table-cell table:style-name="ce35" office:value-type="float" office:value="2398" calcext:value-type="float">
            <text:p><text:s text:c="3"/>2,398</text:p>
          </table:table-cell>
          <table:table-cell table:style-name="ce35" office:value-type="float" office:value="2304" calcext:value-type="float">
            <text:p><text:s text:c="3"/>2,304</text:p>
          </table:table-cell>
          <table:table-cell table:style-name="ce35" office:value-type="float" office:value="1783" calcext:value-type="float">
            <text:p><text:s text:c="3"/>1,783</text:p>
          </table:table-cell>
          <table:table-cell table:style-name="ce35" office:value-type="float" office:value="875" calcext:value-type="float">
            <text:p><text:s text:c="3"/>875</text:p>
          </table:table-cell>
          <table:table-cell table:style-name="ce35" office:value-type="float" office:value="1271" calcext:value-type="float">
            <text:p><text:s text:c="3"/>1,271</text:p>
          </table:table-cell>
          <table:table-cell table:style-name="ce35" office:value-type="float" office:value="3305" calcext:value-type="float">
            <text:p><text:s text:c="3"/>3,305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691" calcext:value-type="float">
            <text:p><text:s text:c="3"/>1,691</text:p>
          </table:table-cell>
          <table:table-cell table:style-name="ce35" office:value-type="float" office:value="17312" calcext:value-type="float">
            <text:p><text:s text:c="3"/>17,31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3385" calcext:value-type="float">
            <text:p><text:s text:c="3"/>43,385</text:p>
          </table:table-cell>
          <table:table-cell table:style-name="ce35" office:value-type="float" office:value="1659" calcext:value-type="float">
            <text:p><text:s text:c="3"/>1,659</text:p>
          </table:table-cell>
          <table:table-cell table:style-name="ce35" office:value-type="float" office:value="4219" calcext:value-type="float">
            <text:p><text:s text:c="3"/>4,219</text:p>
          </table:table-cell>
          <table:table-cell table:style-name="ce35" office:value-type="float" office:value="3430" calcext:value-type="float">
            <text:p><text:s text:c="3"/>3,430</text:p>
          </table:table-cell>
          <table:table-cell table:style-name="ce35" office:value-type="float" office:value="1435" calcext:value-type="float">
            <text:p><text:s text:c="3"/>1,435</text:p>
          </table:table-cell>
          <table:table-cell table:style-name="ce35" office:value-type="float" office:value="1572" calcext:value-type="float">
            <text:p><text:s text:c="3"/>1,572</text:p>
          </table:table-cell>
          <table:table-cell table:style-name="ce35" office:value-type="float" office:value="973" calcext:value-type="float">
            <text:p><text:s text:c="3"/>973</text:p>
          </table:table-cell>
          <table:table-cell table:style-name="ce35" office:value-type="float" office:value="1351" calcext:value-type="float">
            <text:p><text:s text:c="3"/>1,351</text:p>
          </table:table-cell>
          <table:table-cell table:style-name="ce35" office:value-type="float" office:value="4311" calcext:value-type="float">
            <text:p><text:s text:c="3"/>4,311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120" calcext:value-type="float">
            <text:p><text:s text:c="3"/>2,120</text:p>
          </table:table-cell>
          <table:table-cell table:style-name="ce35" office:value-type="float" office:value="20597" calcext:value-type="float">
            <text:p><text:s text:c="3"/>20,597</text:p>
          </table:table-cell>
          <table:table-cell table:style-name="ce35" office:value-type="float" office:value="1479" calcext:value-type="float">
            <text:p><text:s text:c="3"/>1,47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41823" calcext:value-type="float">
            <text:p><text:s text:c="3"/>41,823</text:p>
          </table:table-cell>
          <table:table-cell table:style-name="ce35" office:value-type="float" office:value="1558" calcext:value-type="float">
            <text:p><text:s text:c="3"/>1,558</text:p>
          </table:table-cell>
          <table:table-cell table:style-name="ce35" office:value-type="float" office:value="3714" calcext:value-type="float">
            <text:p><text:s text:c="3"/>3,714</text:p>
          </table:table-cell>
          <table:table-cell table:style-name="ce35" office:value-type="float" office:value="2828" calcext:value-type="float">
            <text:p><text:s text:c="3"/>2,828</text:p>
          </table:table-cell>
          <table:table-cell table:style-name="ce35" office:value-type="float" office:value="2631" calcext:value-type="float">
            <text:p><text:s text:c="3"/>2,631</text:p>
          </table:table-cell>
          <table:table-cell table:style-name="ce35" office:value-type="float" office:value="1984" calcext:value-type="float">
            <text:p><text:s text:c="3"/>1,984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35" office:value-type="float" office:value="1462" calcext:value-type="float">
            <text:p><text:s text:c="3"/>1,462</text:p>
          </table:table-cell>
          <table:table-cell table:style-name="ce35" office:value-type="float" office:value="3753" calcext:value-type="float">
            <text:p><text:s text:c="3"/>3,753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120" calcext:value-type="float">
            <text:p><text:s text:c="3"/>2,120</text:p>
          </table:table-cell>
          <table:table-cell table:style-name="ce35" office:value-type="float" office:value="20597" calcext:value-type="float">
            <text:p><text:s text:c="3"/>20,597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59" office:value-type="float" office:value="1562" calcext:value-type="float">
            <text:p><text:s text:c="3"/>1,56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3133" calcext:value-type="float">
            <text:p>13,133</text:p>
          </table:table-cell>
          <table:table-cell table:style-name="ce36" office:value-type="float" office:value="677" calcext:value-type="float">
            <text:p>6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745" calcext:value-type="float">
            <text:p>3,745</text:p>
          </table:table-cell>
          <table:table-cell table:style-name="ce36" office:value-type="float" office:value="777" calcext:value-type="float">
            <text:p>777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1578" calcext:value-type="float">
            <text:p>1,578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139" calcext:value-type="float">
            <text:p>5,139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820" calcext:value-type="float">
            <text:p>13,820</text:p>
          </table:table-cell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176" calcext:value-type="float">
            <text:p>3,176</text:p>
          </table:table-cell>
          <table:table-cell table:style-name="ce36" office:value-type="float" office:value="1968" calcext:value-type="float">
            <text:p>1,96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1721" calcext:value-type="float">
            <text:p>1,721</text:p>
          </table:table-cell>
          <table:table-cell table:style-name="ce36" office:value-type="float" office:value="141" calcext:value-type="float">
            <text:p>14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139" calcext:value-type="float">
            <text:p>5,13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60" office:value-type="float" office:value="-687" calcext:value-type="float">
            <text:p><text:s/>－687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88" calcext:value-type="float">
            <text:p>5,888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47" calcext:value-type="float">
            <text:p>1,747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89" calcext:value-type="float">
            <text:p>2,28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352" calcext:value-type="float">
            <text:p>6,352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89" calcext:value-type="float">
            <text:p>2,28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" calcext:value-type="float">
            <text:p>5</text:p>
          </table:table-cell>
          <table:table-cell table:style-name="ce61" office:value-type="float" office:value="-464" calcext:value-type="float">
            <text:p><text:s/>－46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7245" calcext:value-type="float">
            <text:p>7,245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98" calcext:value-type="float">
            <text:p>1,998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834" calcext:value-type="float">
            <text:p>834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850" calcext:value-type="float">
            <text:p>2,850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468" calcext:value-type="float">
            <text:p>7,468</text:p>
          </table:table-cell>
          <table:table-cell table:style-name="ce38" office:value-type="float" office:value="395" calcext:value-type="float">
            <text:p>3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897" calcext:value-type="float">
            <text:p>897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850" calcext:value-type="float">
            <text:p>2,85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1" office:value-type="float" office:value="-223" calcext:value-type="float">
            <text:p><text:s/>－223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0615" calcext:value-type="float">
            <text:p>10,615</text:p>
          </table:table-cell>
          <table:table-cell table:style-name="ce36" office:value-type="float" office:value="901" calcext:value-type="float">
            <text:p>901</text:p>
          </table:table-cell>
          <table:table-cell table:style-name="ce36" office:value-type="float" office:value="3176" calcext:value-type="float">
            <text:p>3,17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998" calcext:value-type="float">
            <text:p>998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51" calcext:value-type="float">
            <text:p>4,151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481" calcext:value-type="float">
            <text:p>11,481</text:p>
          </table:table-cell>
          <table:table-cell table:style-name="ce36" office:value-type="float" office:value="891" calcext:value-type="float">
            <text:p>891</text:p>
          </table:table-cell>
          <table:table-cell table:style-name="ce36" office:value-type="float" office:value="3745" calcext:value-type="float">
            <text:p>3,74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18" calcext:value-type="float">
            <text:p>818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1068" calcext:value-type="float">
            <text:p>1,068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51" calcext:value-type="float">
            <text:p>4,15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-866" calcext:value-type="float">
            <text:p><text:s/>－86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851" calcext:value-type="float">
            <text:p>4,851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23" calcext:value-type="float">
            <text:p>1,92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306" calcext:value-type="float">
            <text:p>5,306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1747" calcext:value-type="float">
            <text:p>1,74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23" calcext:value-type="float">
            <text:p>1,9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455" calcext:value-type="float">
            <text:p><text:s/>－45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764" calcext:value-type="float">
            <text:p>5,764</text:p>
          </table:table-cell>
          <table:table-cell table:style-name="ce38" office:value-type="float" office:value="481" calcext:value-type="float">
            <text:p>481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44" calcext:value-type="float">
            <text:p>544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75" calcext:value-type="float">
            <text:p>6,175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1998" calcext:value-type="float">
            <text:p>1,9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564" calcext:value-type="float">
            <text:p>564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-411" calcext:value-type="float">
            <text:p><text:s/>－41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8951" calcext:value-type="float">
            <text:p>8,951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1968" calcext:value-type="float">
            <text:p>1,968</text:p>
          </table:table-cell>
          <table:table-cell table:style-name="ce36" office:value-type="float" office:value="818" calcext:value-type="float">
            <text:p>81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477" calcext:value-type="float">
            <text:p>1,477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78" calcext:value-type="float">
            <text:p>3,578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450" calcext:value-type="float">
            <text:p>6,450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777" calcext:value-type="float">
            <text:p>777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931" calcext:value-type="float">
            <text:p>931</text:p>
          </table:table-cell>
          <table:table-cell table:style-name="ce36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78" calcext:value-type="float">
            <text:p>3,57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2501" calcext:value-type="float">
            <text:p>2,501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058" calcext:value-type="float">
            <text:p>4,058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61" office:value-type="float" office:value="1129" calcext:value-type="float">
            <text:p>1,12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893" calcext:value-type="float">
            <text:p>4,893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776" calcext:value-type="float">
            <text:p>776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74" calcext:value-type="float">
            <text:p>1,974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21" calcext:value-type="float">
            <text:p>3,521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511" calcext:value-type="float">
            <text:p>511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74" calcext:value-type="float">
            <text:p>1,9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1372" calcext:value-type="float">
            <text:p>1,37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0549" calcext:value-type="float">
            <text:p>10,549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2242" calcext:value-type="float">
            <text:p>2,242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339" calcext:value-type="float">
            <text:p>6,339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403" calcext:value-type="float">
            <text:p>9,4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1590" calcext:value-type="float">
            <text:p>1,590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339" calcext:value-type="float">
            <text:p>6,33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1146" calcext:value-type="float">
            <text:p>1,14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807" calcext:value-type="float">
            <text:p>4,80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855" calcext:value-type="float">
            <text:p>2,85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37" calcext:value-type="float">
            <text:p>4,237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2" table:style-name="ce37" office:value-type="float" office:value="126" calcext:value-type="float">
            <text:p>12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855" calcext:value-type="float">
            <text:p>2,85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570" calcext:value-type="float">
            <text:p>57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742" calcext:value-type="float">
            <text:p>5,742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84" calcext:value-type="float">
            <text:p>3,484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66" calcext:value-type="float">
            <text:p>5,166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858" calcext:value-type="float">
            <text:p>858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84" calcext:value-type="float">
            <text:p>3,48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1" office:value-type="float" office:value="576" calcext:value-type="float">
            <text:p>57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341" calcext:value-type="float">
            <text:p>5,341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590" calcext:value-type="float">
            <text:p>59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78" calcext:value-type="float">
            <text:p>3,278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166" calcext:value-type="float">
            <text:p>5,16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78" calcext:value-type="float">
            <text:p>3,27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175" calcext:value-type="float">
            <text:p>175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535" calcext:value-type="float">
            <text:p>2,53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68" calcext:value-type="float">
            <text:p>1,56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17" calcext:value-type="float">
            <text:p>2,41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68" calcext:value-type="float">
            <text:p>1,56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118" calcext:value-type="float">
            <text:p>11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806" calcext:value-type="float">
            <text:p>2,806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749" calcext:value-type="float">
            <text:p>2,749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57" calcext:value-type="float">
            <text:p>5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9304" calcext:value-type="float">
            <text:p>9,304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13" calcext:value-type="float">
            <text:p>1,213</text:p>
          </table:table-cell>
          <table:table-cell table:style-name="ce36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95" calcext:value-type="float">
            <text:p>6,095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907" calcext:value-type="float">
            <text:p>8,907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75" calcext:value-type="float">
            <text:p>1,075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95" calcext:value-type="float">
            <text:p>6,09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60" office:value-type="float" office:value="397" calcext:value-type="float">
            <text:p>397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198" calcext:value-type="float">
            <text:p>4,198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103" calcext:value-type="float">
            <text:p>4,10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95" calcext:value-type="float">
            <text:p>9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106" calcext:value-type="float">
            <text:p>5,106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6" calcext:value-type="float">
            <text:p>646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27" calcext:value-type="float">
            <text:p>3,327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04" calcext:value-type="float">
            <text:p>4,804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27" calcext:value-type="float">
            <text:p>3,32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302" calcext:value-type="float">
            <text:p>30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0825" calcext:value-type="float">
            <text:p><text:s text:c="3"/>20,825</text:p>
          </table:table-cell>
          <table:table-cell table:style-name="ce39" office:value-type="float" office:value="472" calcext:value-type="float">
            <text:p><text:s text:c="3"/>472</text:p>
          </table:table-cell>
          <table:table-cell table:style-name="ce39" office:value-type="float" office:value="1721" calcext:value-type="float">
            <text:p><text:s text:c="3"/>1,721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931" calcext:value-type="float">
            <text:p><text:s text:c="3"/>931</text:p>
          </table:table-cell>
          <table:table-cell table:style-name="ce39" office:value-type="float" office:value="1590" calcext:value-type="float">
            <text:p><text:s text:c="3"/>1,590</text:p>
          </table:table-cell>
          <table:table-cell table:style-name="ce39" office:value-type="float" office:value="570" calcext:value-type="float">
            <text:p><text:s text:c="3"/>570</text:p>
          </table:table-cell>
          <table:table-cell table:style-name="ce39" office:value-type="float" office:value="1075" calcext:value-type="float">
            <text:p><text:s text:c="3"/>1,07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3808" calcext:value-type="float">
            <text:p><text:s text:c="3"/>3,808</text:p>
          </table:table-cell>
          <table:table-cell table:style-name="ce39" office:value-type="float" office:value="9008" calcext:value-type="float">
            <text:p><text:s text:c="3"/>9,008</text:p>
          </table:table-cell>
          <table:table-cell table:style-name="ce39" office:value-type="float" office:value="471" calcext:value-type="float">
            <text:p><text:s text:c="3"/>47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1444" calcext:value-type="float">
            <text:p><text:s text:c="3"/>21,444</text:p>
          </table:table-cell>
          <table:table-cell table:style-name="ce39" office:value-type="float" office:value="432" calcext:value-type="float">
            <text:p><text:s text:c="3"/>432</text:p>
          </table:table-cell>
          <table:table-cell table:style-name="ce39" office:value-type="float" office:value="1578" calcext:value-type="float">
            <text:p><text:s text:c="3"/>1,578</text:p>
          </table:table-cell>
          <table:table-cell table:style-name="ce39" office:value-type="float" office:value="998" calcext:value-type="float">
            <text:p><text:s text:c="3"/>998</text:p>
          </table:table-cell>
          <table:table-cell table:style-name="ce39" office:value-type="float" office:value="1477" calcext:value-type="float">
            <text:p><text:s text:c="3"/>1,477</text:p>
          </table:table-cell>
          <table:table-cell table:style-name="ce39" office:value-type="float" office:value="2242" calcext:value-type="float">
            <text:p><text:s text:c="3"/>2,242</text:p>
          </table:table-cell>
          <table:table-cell table:style-name="ce39" office:value-type="float" office:value="590" calcext:value-type="float">
            <text:p><text:s text:c="3"/>590</text:p>
          </table:table-cell>
          <table:table-cell table:style-name="ce39" office:value-type="float" office:value="1213" calcext:value-type="float">
            <text:p><text:s text:c="3"/>1,213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808" calcext:value-type="float">
            <text:p><text:s text:c="3"/>3,808</text:p>
          </table:table-cell>
          <table:table-cell table:style-name="ce39" office:value-type="float" office:value="9008" calcext:value-type="float">
            <text:p><text:s text:c="3"/>9,00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0" office:value-type="float" office:value="-619" calcext:value-type="float">
            <text:p><text:s/>－619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406" calcext:value-type="float">
            <text:p><text:s text:c="3"/>9,406</text:p>
          </table:table-cell>
          <table:table-cell table:style-name="ce40" office:value-type="float" office:value="204" calcext:value-type="float">
            <text:p><text:s text:c="3"/>204</text:p>
          </table:table-cell>
          <table:table-cell table:style-name="ce40" office:value-type="float" office:value="824" calcext:value-type="float">
            <text:p><text:s text:c="3"/>824</text:p>
          </table:table-cell>
          <table:table-cell table:style-name="ce40" office:value-type="float" office:value="504" calcext:value-type="float">
            <text:p><text:s text:c="3"/>504</text:p>
          </table:table-cell>
          <table:table-cell table:style-name="ce40" office:value-type="float" office:value="420" calcext:value-type="float">
            <text:p><text:s text:c="3"/>420</text:p>
          </table:table-cell>
          <table:table-cell table:style-name="ce40" office:value-type="float" office:value="732" calcext:value-type="float">
            <text:p><text:s text:c="3"/>732</text:p>
          </table:table-cell>
          <table:table-cell table:style-name="ce40" office:value-type="float" office:value="251" calcext:value-type="float">
            <text:p><text:s text:c="3"/>251</text:p>
          </table:table-cell>
          <table:table-cell table:style-name="ce40" office:value-type="float" office:value="515" calcext:value-type="float">
            <text:p><text:s text:c="3"/>51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<text:s text:c="3"/>1,688</text:p>
          </table:table-cell>
          <table:table-cell table:style-name="ce40" office:value-type="float" office:value="4143" calcext:value-type="float">
            <text:p><text:s text:c="3"/>4,143</text:p>
          </table:table-cell>
          <table:table-cell table:style-name="ce40" office:value-type="float" office:value="61" calcext:value-type="float">
            <text:p><text:s text:c="3"/>6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900" calcext:value-type="float">
            <text:p><text:s text:c="3"/>9,900</text:p>
          </table:table-cell>
          <table:table-cell table:style-name="ce40" office:value-type="float" office:value="193" calcext:value-type="float">
            <text:p><text:s text:c="3"/>193</text:p>
          </table:table-cell>
          <table:table-cell table:style-name="ce40" office:value-type="float" office:value="744" calcext:value-type="float">
            <text:p><text:s text:c="3"/>744</text:p>
          </table:table-cell>
          <table:table-cell table:style-name="ce40" office:value-type="float" office:value="454" calcext:value-type="float">
            <text:p><text:s text:c="3"/>454</text:p>
          </table:table-cell>
          <table:table-cell table:style-name="ce40" office:value-type="float" office:value="701" calcext:value-type="float">
            <text:p><text:s text:c="3"/>701</text:p>
          </table:table-cell>
          <table:table-cell table:style-name="ce40" office:value-type="float" office:value="1080" calcext:value-type="float">
            <text:p><text:s text:c="3"/>1,080</text:p>
          </table:table-cell>
          <table:table-cell table:style-name="ce40" office:value-type="float" office:value="283" calcext:value-type="float">
            <text:p><text:s text:c="3"/>283</text:p>
          </table:table-cell>
          <table:table-cell table:style-name="ce40" office:value-type="float" office:value="567" calcext:value-type="float">
            <text:p><text:s text:c="3"/>567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3" calcext:value-type="float">
            <text:p><text:s text:c="3"/>4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<text:s text:c="3"/>1,688</text:p>
          </table:table-cell>
          <table:table-cell table:style-name="ce40" office:value-type="float" office:value="4143" calcext:value-type="float">
            <text:p><text:s text:c="3"/>4,14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1" office:value-type="float" office:value="-494" calcext:value-type="float">
            <text:p><text:s/>－49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1419" calcext:value-type="float">
            <text:p><text:s text:c="3"/>11,419</text:p>
          </table:table-cell>
          <table:table-cell table:style-name="ce41" office:value-type="float" office:value="268" calcext:value-type="float">
            <text:p><text:s text:c="3"/>268</text:p>
          </table:table-cell>
          <table:table-cell table:style-name="ce41" office:value-type="float" office:value="897" calcext:value-type="float">
            <text:p><text:s text:c="3"/>897</text:p>
          </table:table-cell>
          <table:table-cell table:style-name="ce41" office:value-type="float" office:value="564" calcext:value-type="float">
            <text:p><text:s text:c="3"/>564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41" office:value-type="float" office:value="858" calcext:value-type="float">
            <text:p><text:s text:c="3"/>858</text:p>
          </table:table-cell>
          <table:table-cell table:style-name="ce41" office:value-type="float" office:value="319" calcext:value-type="float">
            <text:p><text:s text:c="3"/>319</text:p>
          </table:table-cell>
          <table:table-cell table:style-name="ce41" office:value-type="float" office:value="560" calcext:value-type="float">
            <text:p><text:s text:c="3"/>56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120" calcext:value-type="float">
            <text:p><text:s text:c="3"/>2,120</text:p>
          </table:table-cell>
          <table:table-cell table:style-name="ce41" office:value-type="float" office:value="4865" calcext:value-type="float">
            <text:p><text:s text:c="3"/>4,865</text:p>
          </table:table-cell>
          <table:table-cell table:style-name="ce41" office:value-type="float" office:value="410" calcext:value-type="float">
            <text:p><text:s text:c="3"/>41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1544" calcext:value-type="float">
            <text:p><text:s text:c="3"/>11,544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41" office:value-type="float" office:value="544" calcext:value-type="float">
            <text:p><text:s text:c="3"/>544</text:p>
          </table:table-cell>
          <table:table-cell table:style-name="ce41" office:value-type="float" office:value="776" calcext:value-type="float">
            <text:p><text:s text:c="3"/>776</text:p>
          </table:table-cell>
          <table:table-cell table:style-name="ce41" office:value-type="float" office:value="1162" calcext:value-type="float">
            <text:p><text:s text:c="3"/>1,162</text:p>
          </table:table-cell>
          <table:table-cell table:style-name="ce41" office:value-type="float" office:value="307" calcext:value-type="float">
            <text:p><text:s text:c="3"/>307</text:p>
          </table:table-cell>
          <table:table-cell table:style-name="ce41" office:value-type="float" office:value="646" calcext:value-type="float">
            <text:p><text:s text:c="3"/>646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120" calcext:value-type="float">
            <text:p><text:s text:c="3"/>2,120</text:p>
          </table:table-cell>
          <table:table-cell table:style-name="ce41" office:value-type="float" office:value="4865" calcext:value-type="float">
            <text:p><text:s text:c="3"/>4,86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1" office:value-type="float" office:value="-125" calcext:value-type="float">
            <text:p><text:s/>－12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51" calcext:value-type="float">
            <text:p>1,65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48" calcext:value-type="float">
            <text:p>1,64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76" calcext:value-type="float">
            <text:p>9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64" calcext:value-type="float">
            <text:p>4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81" calcext:value-type="float">
            <text:p>88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12" calcext:value-type="float">
            <text:p>5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6" calcext:value-type="float">
            <text:p>87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512" calcext:value-type="float">
            <text:p>5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059" calcext:value-type="float">
            <text:p>2,05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5" calcext:value-type="float">
            <text:p>1,81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678" calcext:value-type="float">
            <text:p>6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44" calcext:value-type="float">
            <text:p>24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320" calcext:value-type="float">
            <text:p>3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96" calcext:value-type="float">
            <text:p>9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36" calcext:value-type="float">
            <text:p>1,13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358" calcext:value-type="float">
            <text:p>35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8" calcext:value-type="float">
            <text:p>98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358" calcext:value-type="float">
            <text:p>35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48" calcext:value-type="float">
            <text:p>14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315" calcext:value-type="float">
            <text:p><text:s/>－31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288" calcext:value-type="float">
            <text:p>2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0" calcext:value-type="float">
            <text:p><text:s/>－11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5" calcext:value-type="float">
            <text:p>92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05" calcext:value-type="float">
            <text:p><text:s/>－20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22" calcext:value-type="float">
            <text:p>2,62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11" calcext:value-type="float">
            <text:p>111</text:p>
          </table:table-cell>
          <table:table-cell table:number-columns-repeated="2" table:style-name="ce42" office:value-type="float" office:value="57" calcext:value-type="float">
            <text:p>57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6" calcext:value-type="float">
            <text:p>2,88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1401" calcext:value-type="float">
            <text:p>1,4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64" calcext:value-type="float">
            <text:p><text:s/>－26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19" calcext:value-type="float">
            <text:p>1,11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624" calcext:value-type="float">
            <text:p>6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80" calcext:value-type="float">
            <text:p><text:s/>－18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03" calcext:value-type="float">
            <text:p>1,50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777" calcext:value-type="float">
            <text:p>77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87" calcext:value-type="float">
            <text:p>1,58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777" calcext:value-type="float">
            <text:p>77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/>－8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04" calcext:value-type="float">
            <text:p>1,30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96" calcext:value-type="float">
            <text:p><text:s/>－9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19" calcext:value-type="float">
            <text:p>219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22" calcext:value-type="float">
            <text:p>22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2" calcext:value-type="float">
            <text:p><text:s/>－5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09" calcext:value-type="float">
            <text:p>70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3" calcext:value-type="float">
            <text:p>75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44" calcext:value-type="float">
            <text:p><text:s/>－4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5" calcext:value-type="float">
            <text:p>1,79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747" calcext:value-type="float">
            <text:p>74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25" calcext:value-type="float">
            <text:p>32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3" office:value-type="float" office:value="-51" calcext:value-type="float">
            <text:p><text:s/>－5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10" calcext:value-type="float">
            <text:p>1,0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2"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3" calcext:value-type="float">
            <text:p>213</text:p>
          </table:table-cell>
          <table:table-cell table:style-name="ce44" office:value-type="float" office:value="422" calcext:value-type="float">
            <text:p>42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7" calcext:value-type="float">
            <text:p>97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422" calcext:value-type="float">
            <text:p>42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33" calcext:value-type="float">
            <text:p>33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24" calcext:value-type="float">
            <text:p>1,32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6" calcext:value-type="float">
            <text:p>1,45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2" calcext:value-type="float">
            <text:p><text:s/>－13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05" calcext:value-type="float">
            <text:p>60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203" calcext:value-type="float">
            <text:p>2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203" calcext:value-type="float">
            <text:p>2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8" calcext:value-type="float">
            <text:p><text:s/>－6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19" calcext:value-type="float">
            <text:p>71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3" calcext:value-type="float">
            <text:p>78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219" calcext:value-type="float">
            <text:p>2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4" calcext:value-type="float">
            <text:p><text:s/>－6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216" calcext:value-type="float">
            <text:p>2,21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53" calcext:value-type="float">
            <text:p><text:s/>－5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37" calcext:value-type="float">
            <text:p>1,0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74" calcext:value-type="float">
            <text:p>1,07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79" calcext:value-type="float">
            <text:p>1,17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61" calcext:value-type="float">
            <text:p>2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95" calcext:value-type="float">
            <text:p>1,19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561" calcext:value-type="float">
            <text:p>56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16" calcext:value-type="float">
            <text:p><text:s/>－1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52" calcext:value-type="float">
            <text:p>5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/>－1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8" calcext:value-type="float">
            <text:p>37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35" calcext:value-type="float">
            <text:p><text:s/>－3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39" calcext:value-type="float">
            <text:p>1,2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75" calcext:value-type="float">
            <text:p>1,17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64" calcext:value-type="float">
            <text:p>6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32" calcext:value-type="float">
            <text:p>53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82" calcext:value-type="float">
            <text:p>2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50" calcext:value-type="float">
            <text:p>5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78" calcext:value-type="float">
            <text:p>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73" calcext:value-type="float">
            <text:p><text:s/>－7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3" calcext:value-type="float">
            <text:p><text:s/>－5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0" calcext:value-type="float">
            <text:p><text:s/>－2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5" calcext:value-type="float">
            <text:p>1,5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4" calcext:value-type="float">
            <text:p><text:s/>－2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44" calcext:value-type="float">
            <text:p>3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43" calcext:value-type="float">
            <text:p>84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38" calcext:value-type="float">
            <text:p>43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8" calcext:value-type="float">
            <text:p>82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38" calcext:value-type="float">
            <text:p>43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53" calcext:value-type="float">
            <text:p>1,85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24" calcext:value-type="float">
            <text:p>124</text:p>
          </table:table-cell>
          <table:table-cell table:number-columns-repeated="2" table:style-name="ce42" office:value-type="float" office:value="79" calcext:value-type="float">
            <text:p>7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23" calcext:value-type="float">
            <text:p>1,72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701" calcext:value-type="float">
            <text:p>70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130" calcext:value-type="float">
            <text:p>13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14" calcext:value-type="float">
            <text:p>1,01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2" table:style-name="ce44" office:value-type="float" office:value="42" calcext:value-type="float">
            <text:p>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72" calcext:value-type="float">
            <text:p>37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99" calcext:value-type="float">
            <text:p>89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office:value-type="float" office:value="372" calcext:value-type="float">
            <text:p>37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115" calcext:value-type="float">
            <text:p>11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202" calcext:value-type="float">
            <text:p>2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6" calcext:value-type="float">
            <text:p><text:s/>－3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83" calcext:value-type="float">
            <text:p>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89" calcext:value-type="float">
            <text:p>48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2" calcext:value-type="float">
            <text:p>5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119" calcext:value-type="float">
            <text:p>1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3" calcext:value-type="float">
            <text:p><text:s/>－23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810" calcext:value-type="float">
            <text:p>8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5" calcext:value-type="float">
            <text:p>8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11" calcext:value-type="float">
            <text:p>81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15" calcext:value-type="float">
            <text:p><text:s/>－1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6" calcext:value-type="float">
            <text:p><text:s/>－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2" calcext:value-type="float">
            <text:p>1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2" calcext:value-type="float">
            <text:p>1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69" calcext:value-type="float">
            <text:p>36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3" calcext:value-type="float">
            <text:p>36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5" calcext:value-type="float">
            <text:p>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8" calcext:value-type="float">
            <text:p>8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7月5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G$5]"/>
        <table:named-expression table:name="出生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V$14:.$V$34]"/>
        <table:named-expression table:name="月底人口數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AT$14:.$AU$34]"/>
        <table:named-expression table:name="死亡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Y$14:.$Y$34]"/>
        <table:named-expression table:name="結婚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L$14:.$L$34]"/>
        <table:named-expression table:name="鄰數戶數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AQ$14:.$AR$34]"/>
        <table:named-expression table:name="離婚" table:base-cell-address="$遷徙.$A$1" table:expression="['file:///D:/0662/A.%E4%B8%8A%E7%B6%B2%E6%9C%88%E5%A0%B1(%E5%90%AB1%E7%A7%91)/105%E5%B9%B4/10506/%E8%BD%89%E6%AA%94/EXCEL/%E6%96%B0%E8%A1%A8%E8%99%9F02,07~11-%E9%80%A3%E7%B5%90(%E5%85%AC%E5%BC%8F)%E6%AA%94105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7-05T14:08:22</meta:creation-date>
    <dc:creator>溫麗華</dc:creator>
    <dc:date>2016-07-05T14:08:57</dc:date>
    <meta:document-statistic meta:table-count="1" meta:cell-count="2468" meta:object-count="0"/>
    <meta:generator>LibreOffice/5.1.4.2$Windows_x86 LibreOffice_project/f99d75f39f1c57ebdd7ffc5f42867c12031db97a</meta:generator>
  </office:meta>
</office:document-meta>
</file>